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73.61mm"/>
    </style:style>
    <style:style style:name="co4" style:family="table-column">
      <style:table-column-properties fo:break-before="auto" style:column-width="120.1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style:font-name="Hiragino Maru Gothic ProN" style:font-name-asian="Hiragino Maru Gothic ProN"/>
    </style:style>
    <style:style style:name="ce2" style:family="table-cell" style:parent-style-name="Default">
      <style:table-cell-properties fo:border="0.74pt solid #000000"/>
      <style:text-properties style:font-name="Hiragino Maru Gothic ProN" style:font-name-asian="Hiragino Maru Gothic ProN"/>
    </style:style>
    <style:style style:name="ce3" style:family="table-cell" style:parent-style-name="Default">
      <style:text-properties style:font-name="Hiragino Maru Gothic ProN" style:font-name-asian="Hiragino Maru Gothic Pro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Hiragino Maru Gothic ProN" style:font-name-asian="Hiragino Maru Gothic ProN"/>
    </style:style>
  </office:automatic-styles>
  <office:body>
    <office:spreadsheet>
      <table:calculation-settings table:automatic-find-labels="false" table:use-regular-expressions="false" table:use-wildcards="true"/>
      <table:table table:name="YM215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row table:style-name="ro1">
          <table:table-cell table:style-name="ce1" office:value-type="string" calcext:value-type="string">
            <text:p>部品番号</text:p>
          </table:table-cell>
          <table:table-cell table:style-name="ce1" office:value-type="string" calcext:value-type="string">
            <text:p>仕様</text:p>
          </table:table-cell>
          <table:table-cell table:style-name="ce1" office:value-type="string" calcext:value-type="string">
            <text:p>数量</text:p>
          </table:table-cell>
          <table:table-cell table:style-name="ce1" office:value-type="string" calcext:value-type="string">
            <text:p>代替可能品</text:p>
          </table:table-cell>
          <table:table-cell table:style-name="ce1" office:value-type="string" calcext:value-type="string">
            <text:p><text:s/>Footpri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1列x8 ピンヘッダ等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ocket_Arduino_Uno:Socket_Strip_Arduino_1x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1列x6 ピンヘッダ等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ocket_Arduino_Uno:Socket_Strip_Arduino_1x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1列x8 ピンヘッダ等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ocket_Arduino_Uno:Socket_Strip_Arduino_1x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1列x10 ピンヘッダ等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ocket_Arduino_Uno:Socket_Strip_Arduino_1x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YM215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Housings_DIP:DIP-24_W15.24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YM301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Housings_DIP:DIP-16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LMC64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C660CN等 4回路入 単一電源オペアンプ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74HC1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138</text:p>
          </table:table-cell>
          <table:table-cell table:style-name="ce2" office:value-type="string" calcext:value-type="string">
            <text:p>Package_DIP:DIP-16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電解コンデンサ</text:p>
          </table:table-cell>
          <table:table-cell table:style-name="ce2" office:value-type="string" calcext:value-type="string">
            <text:p>Capacitor_THT:CP_Radial_D5.0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2、C3</text:p>
          </table:table-cell>
          <table:table-cell table:style-name="ce2" office:value-type="string" calcext:value-type="string">
            <text:p>3300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フィルム or 積層セラミックコンデンサ</text:p>
          </table:table-cell>
          <table:table-cell table:style-name="ce2" office:value-type="string" calcext:value-type="string">
            <text:p>Capacitor_THT:C_Disc_D4.3mm_W1.9mm_P5.0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4、C5、C6、C10、C11</text:p>
          </table:table-cell>
          <table:table-cell table:style-name="ce2" office:value-type="string" calcext:value-type="string">
            <text:p>4.7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電解コンデンサ</text:p>
          </table:table-cell>
          <table:table-cell table:style-name="ce2" office:value-type="string" calcext:value-type="string">
            <text:p>Capacitor_THT:CP_Radial_D5.0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7、C8、C9</text:p>
          </table:table-cell>
          <table:table-cell table:style-name="ce2" office:value-type="string" calcext:value-type="string">
            <text:p>0.1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 office:value-type="string" calcext:value-type="string">
            <text:p>Capacitor_THT:C_Disc_D3.0mm_W1.6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、R2、R4</text:p>
          </table:table-cell>
          <table:table-cell table:style-name="ce2" office:value-type="string" calcext:value-type="string">
            <text:p>1kΩ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/4W カーボン抵抗器</text:p>
          </table:table-cell>
          <table:table-cell table:style-name="ce2" office:value-type="string" calcext:value-type="string">
            <text:p>Resistors_THT:R_Axial_DIN0204_L3.6mm_D1.6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00kΩ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/4W カーボン抵抗器</text:p>
          </table:table-cell>
          <table:table-cell table:style-name="ce2" office:value-type="string" calcext:value-type="string">
            <text:p>Resistor_THT:R_Axial_DIN0204_L3.6mm_D1.6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100Ω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/4W カーボン抵抗器</text:p>
          </table:table-cell>
          <table:table-cell table:style-name="ce2" office:value-type="string" calcext:value-type="string">
            <text:p>Resistor_THT:R_Axial_DIN0204_L3.6mm_D1.6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AJ-17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オーディオジャック</text:p>
          </table:table-cell>
          <table:table-cell table:style-name="ce2" office:value-type="string" calcext:value-type="string">
            <text:p>AJ-1780:AJ-17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2" office:value-type="string" calcext:value-type="string">
            <text:p>1列x3 ピンヘッダ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ector_PinHeader_2.54mm:PinHeader_1x03_P2.54mm_Vert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P2</text:p>
          </table:table-cell>
          <table:table-cell table:style-name="ce2" office:value-type="string" calcext:value-type="string">
            <text:p>1列x3 ピンヘッダ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ector_PinHeader_2.54mm:PinHeader_1x03_P2.54mm_Vert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P3</text:p>
          </table:table-cell>
          <table:table-cell table:style-name="ce2" office:value-type="string" calcext:value-type="string">
            <text:p>2列x8 ピンヘッダ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ector_PinHeader_2.54mm:PinHeader_2x08_P2.54mm_Vert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P4</text:p>
          </table:table-cell>
          <table:table-cell table:style-name="ce2" office:value-type="string" calcext:value-type="string">
            <text:p>40pin L型ボックスヘッダ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ector_PinHeader_2.54mm:PinHeader_2x20_P2.54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P5</text:p>
          </table:table-cell>
          <table:table-cell table:style-name="ce2" office:value-type="string" calcext:value-type="string">
            <text:p>1列x3 ピンヘッダ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ector_PinHeader_2.54mm:PinHeader_1x03_P2.54mm_Vert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2SC18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SC1815同等品</text:p>
          </table:table-cell>
          <table:table-cell table:style-name="ce2" office:value-type="string" calcext:value-type="string">
            <text:p>Package_TO_SOT_THT:TO-92_Inline_Wi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3.579545MHz 水晶発振器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水晶発振器 (DIP14ピンサイズ)</text:p>
          </table:table-cell>
          <table:table-cell table:style-name="ce2" office:value-type="string" calcext:value-type="string">
            <text:p>Oscillator:Oscillator_DIP-14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8T21:54:17.013888638</dc:date>
    <meta:editing-duration>PT4M39S</meta:editing-duration>
    <meta:editing-cycles>4</meta:editing-cycles>
    <meta:generator>LibreOffice/6.1.2.1$MacOSX_X86_64 LibreOffice_project/65905a128db06ba48db947242809d14d3f9a93fe</meta:generator>
    <meta:document-statistic meta:table-count="1" meta:cell-count="111" meta:object-count="0"/>
  </office:meta>
</office:document-meta>
</file>